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54d78"/>
    </style:style>
    <style:style style:name="P2" style:family="paragraph" style:parent-style-name="Standard">
      <style:paragraph-properties fo:text-align="center" style:justify-single-word="false"/>
      <style:text-properties fo:color="#000000" fo:font-size="12pt" officeooo:rsid="00625928" officeooo:paragraph-rsid="00154d78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fo:font-size="12pt" fo:font-style="normal" style:text-underline-style="none" officeooo:rsid="0016729f" officeooo:paragraph-rsid="0016729f" style:font-size-asian="10.5pt" style:font-style-asian="normal" style:font-size-complex="12pt" style:font-style-complex="normal"/>
    </style:style>
    <style:style style:name="P4" style:family="paragraph" style:parent-style-name="Standard">
      <style:paragraph-properties fo:text-align="justify" style:justify-single-word="false"/>
      <style:text-properties fo:color="#000000" fo:font-size="12pt" fo:font-style="normal" style:text-underline-style="none" officeooo:rsid="00178e4f" officeooo:paragraph-rsid="00178e4f" style:font-size-asian="10.5pt" style:font-style-asian="normal" style:font-size-complex="12pt" style:font-style-complex="normal"/>
    </style:style>
    <style:style style:name="P5" style:family="paragraph" style:parent-style-name="Standard">
      <style:paragraph-properties fo:text-align="justify" style:justify-single-word="false"/>
      <style:text-properties fo:color="#000000" fo:font-size="12pt" fo:font-style="normal" style:text-underline-style="none" officeooo:rsid="00178e4f" officeooo:paragraph-rsid="0074b37f" style:font-size-asian="10.5pt" style:font-style-asian="normal" style:font-size-complex="12pt" style:font-style-complex="normal"/>
    </style:style>
    <style:style style:name="P6" style:family="paragraph" style:parent-style-name="Standard">
      <style:paragraph-properties fo:text-align="justify" style:justify-single-word="false"/>
      <style:text-properties fo:color="#000000" fo:font-size="12pt" fo:font-style="normal" style:text-underline-style="none" officeooo:rsid="001a46ef" officeooo:paragraph-rsid="001a8186" style:font-size-asian="10.5pt" style:font-style-asian="normal" style:font-size-complex="12pt" style:font-style-complex="normal"/>
    </style:style>
    <style:style style:name="P7" style:family="paragraph" style:parent-style-name="Standard">
      <style:paragraph-properties fo:text-align="justify" style:justify-single-word="false"/>
      <style:text-properties fo:color="#000000" fo:font-size="12pt" fo:font-style="normal" style:text-underline-style="none" officeooo:rsid="001a46ef" officeooo:paragraph-rsid="001ff649" style:font-size-asian="10.5pt" style:font-style-asian="normal" style:font-size-complex="12pt" style:font-style-complex="normal"/>
    </style:style>
    <style:style style:name="P8" style:family="paragraph" style:parent-style-name="Standard">
      <style:paragraph-properties fo:text-align="justify" style:justify-single-word="false"/>
      <style:text-properties fo:color="#000000" fo:font-size="12pt" fo:font-style="normal" style:text-underline-style="none" officeooo:rsid="001a46ef" officeooo:paragraph-rsid="00649c82" style:font-size-asian="10.5pt" style:font-style-asian="normal" style:font-size-complex="12pt" style:font-style-complex="normal"/>
    </style:style>
    <style:style style:name="P9" style:family="paragraph" style:parent-style-name="Standard">
      <style:paragraph-properties fo:text-align="justify" style:justify-single-word="false"/>
      <style:text-properties fo:color="#000000" fo:font-size="12pt" fo:font-style="normal" style:text-underline-style="none" officeooo:rsid="0020b7ac" officeooo:paragraph-rsid="0020b7ac" style:font-size-asian="10.5pt" style:font-style-asian="normal" style:font-size-complex="12pt" style:font-style-complex="normal"/>
    </style:style>
    <style:style style:name="P10" style:family="paragraph" style:parent-style-name="Standard">
      <style:paragraph-properties fo:text-align="justify" style:justify-single-word="false"/>
      <style:text-properties fo:color="#000000" fo:font-size="12pt" fo:font-style="normal" style:text-underline-style="none" officeooo:rsid="0023d0df" officeooo:paragraph-rsid="0023d0df" style:font-size-asian="10.5pt" style:font-style-asian="normal" style:font-size-complex="12pt" style:font-style-complex="normal"/>
    </style:style>
    <style:style style:name="P11" style:family="paragraph" style:parent-style-name="Standard">
      <style:paragraph-properties fo:text-align="justify" style:justify-single-word="false"/>
      <style:text-properties fo:color="#000000" fo:font-size="12pt" fo:font-style="normal" style:text-underline-style="none" officeooo:rsid="0029f7b0" officeooo:paragraph-rsid="0029f7b0" style:font-size-asian="10.5pt" style:font-style-asian="normal" style:font-size-complex="12pt" style:font-style-complex="normal"/>
    </style:style>
    <style:style style:name="P12" style:family="paragraph" style:parent-style-name="Standard">
      <style:paragraph-properties fo:text-align="justify" style:justify-single-word="false"/>
      <style:text-properties fo:color="#000000" fo:font-size="12pt" fo:font-style="normal" style:text-underline-style="none" officeooo:rsid="002af55d" officeooo:paragraph-rsid="002af55d" style:font-size-asian="10.5pt" style:font-style-asian="normal" style:font-size-complex="12pt" style:font-style-complex="normal"/>
    </style:style>
    <style:style style:name="P13" style:family="paragraph" style:parent-style-name="Standard">
      <style:paragraph-properties fo:text-align="justify" style:justify-single-word="false"/>
      <style:text-properties fo:color="#000000" fo:font-size="12pt" fo:font-style="normal" style:text-underline-style="none" officeooo:rsid="0074b37f" officeooo:paragraph-rsid="0074b37f" style:font-size-asian="10.5pt" style:font-style-asian="normal" style:font-size-complex="12pt" style:font-style-complex="normal"/>
    </style:style>
    <style:style style:name="P14" style:family="paragraph" style:parent-style-name="Standard">
      <style:paragraph-properties fo:text-align="justify" style:justify-single-word="false"/>
      <style:text-properties fo:color="#000000" fo:font-size="12pt" fo:font-style="normal" style:text-underline-style="none" officeooo:rsid="0078cced" officeooo:paragraph-rsid="0078cced" style:font-size-asian="10.5pt" style:font-style-asian="normal" style:font-size-complex="12pt" style:font-style-complex="normal"/>
    </style:style>
    <style:style style:name="P15" style:family="paragraph" style:parent-style-name="Standard">
      <style:paragraph-properties fo:text-align="justify" style:justify-single-word="false"/>
      <style:text-properties fo:color="#000000" fo:font-size="12pt" fo:font-style="normal" style:text-underline-style="none" officeooo:rsid="001a8186" officeooo:paragraph-rsid="001a8186" style:font-size-asian="10.5pt" style:font-style-asian="normal" style:font-size-complex="12pt" style:font-style-complex="normal"/>
    </style:style>
    <style:style style:name="P16" style:family="paragraph" style:parent-style-name="Standard">
      <style:paragraph-properties fo:text-align="justify" style:justify-single-word="false"/>
      <style:text-properties fo:color="#000000" fo:font-size="12pt" fo:font-style="normal" style:text-underline-style="none" officeooo:rsid="007d74c0" officeooo:paragraph-rsid="007d74c0" style:font-size-asian="10.5pt" style:font-style-asian="normal" style:font-size-complex="12pt" style:font-style-complex="normal"/>
    </style:style>
    <style:style style:name="P17" style:family="paragraph" style:parent-style-name="Standard">
      <style:paragraph-properties fo:text-align="justify" style:justify-single-word="false"/>
      <style:text-properties fo:color="#000000" fo:font-size="12pt" fo:font-style="normal" style:text-underline-style="none" officeooo:rsid="007cd4e6" officeooo:paragraph-rsid="0083a289" style:font-size-asian="10.5pt" style:font-style-asian="normal" style:font-size-complex="12pt" style:font-style-complex="normal"/>
    </style:style>
    <style:style style:name="P18" style:family="paragraph" style:parent-style-name="Standard">
      <style:paragraph-properties fo:text-align="justify" style:justify-single-word="false"/>
      <style:text-properties fo:color="#000000" fo:font-size="12pt" fo:font-style="normal" style:text-underline-style="none" officeooo:rsid="007c79ab" officeooo:paragraph-rsid="0083a289" style:font-size-asian="10.5pt" style:font-style-asian="normal" style:font-size-complex="12pt" style:font-style-complex="normal"/>
    </style:style>
    <style:style style:name="P19" style:family="paragraph" style:parent-style-name="Standard">
      <style:paragraph-properties fo:text-align="justify" style:justify-single-word="false"/>
      <style:text-properties fo:color="#000000" fo:font-size="12pt" fo:font-style="normal" style:text-underline-style="none" officeooo:rsid="008533ea" officeooo:paragraph-rsid="008533ea" style:font-size-asian="10.5pt" style:font-style-asian="normal" style:font-size-complex="12pt" style:font-style-complex="normal"/>
    </style:style>
    <style:style style:name="P20" style:family="paragraph" style:parent-style-name="Standard">
      <style:paragraph-properties fo:text-align="justify" style:justify-single-word="false"/>
      <style:text-properties fo:color="#000000" fo:font-size="12pt" fo:font-style="normal" style:text-underline-style="none" officeooo:rsid="006b8ee3" officeooo:paragraph-rsid="00a71911" style:font-size-asian="10.5pt" style:font-style-asian="normal" style:font-size-complex="12pt" style:font-style-complex="normal"/>
    </style:style>
    <style:style style:name="P21" style:family="paragraph" style:parent-style-name="Standard">
      <style:paragraph-properties fo:text-align="justify" style:justify-single-word="false"/>
      <style:text-properties fo:color="#000000" fo:font-size="12pt" fo:font-style="normal" style:text-underline-style="none" officeooo:rsid="00886b87" officeooo:paragraph-rsid="00886b87" style:font-size-asian="10.5pt" style:font-style-asian="normal" style:font-size-complex="12pt" style:font-style-complex="normal"/>
    </style:style>
    <style:style style:name="P22" style:family="paragraph" style:parent-style-name="Standard">
      <style:paragraph-properties fo:text-align="justify" style:justify-single-word="false"/>
      <style:text-properties fo:color="#000000" fo:font-size="12pt" fo:font-style="normal" style:text-underline-style="none" fo:font-weight="normal" officeooo:rsid="001a46ef" officeooo:paragraph-rsid="002ca8ac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fo:font-size="12pt" fo:font-style="normal" style:text-underline-style="none" fo:font-weight="normal" officeooo:rsid="002d89ce" officeooo:paragraph-rsid="002d89ce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fo:font-size="12pt" fo:font-style="normal" style:text-underline-style="none" fo:font-weight="normal" officeooo:rsid="002f7fb4" officeooo:paragraph-rsid="002f7fb4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fo:font-size="12pt" fo:font-style="normal" style:text-underline-style="none" fo:font-weight="normal" officeooo:rsid="0032db23" officeooo:paragraph-rsid="0032db23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fo:font-size="12pt" fo:font-style="normal" style:text-underline-style="none" fo:font-weight="normal" officeooo:rsid="0037b698" officeooo:paragraph-rsid="00387b52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fo:font-size="12pt" fo:font-style="normal" style:text-underline-style="none" fo:font-weight="normal" officeooo:rsid="003986d2" officeooo:paragraph-rsid="003986d2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fo:font-size="12pt" fo:font-style="normal" style:text-underline-style="none" fo:font-weight="normal" officeooo:rsid="003986d2" officeooo:paragraph-rsid="0045077b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fo:font-size="12pt" fo:font-style="normal" style:text-underline-style="none" fo:font-weight="normal" officeooo:rsid="0045077b" officeooo:paragraph-rsid="0045077b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fo:font-size="12pt" fo:font-style="normal" style:text-underline-style="none" fo:font-weight="normal" officeooo:rsid="0020b7ac" officeooo:paragraph-rsid="004d99eb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fo:font-size="12pt" fo:font-style="normal" style:text-underline-style="none" fo:font-weight="normal" officeooo:rsid="0051cebd" officeooo:paragraph-rsid="0066c864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fo:font-size="12pt" fo:font-style="normal" style:text-underline-style="none" fo:font-weight="normal" officeooo:rsid="0055def5" officeooo:paragraph-rsid="0055def5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fo:font-size="12pt" fo:font-style="normal" style:text-underline-style="none" fo:font-weight="normal" officeooo:rsid="0059f528" officeooo:paragraph-rsid="005af184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fo:color="#000000" fo:font-size="12pt" fo:font-style="normal" style:text-underline-style="none" fo:font-weight="normal" officeooo:rsid="00621b15" officeooo:paragraph-rsid="00621b15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fo:font-size="12pt" fo:font-style="normal" style:text-underline-style="none" fo:font-weight="normal" officeooo:rsid="00886b87" officeooo:paragraph-rsid="00886b87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fo:font-size="12pt" fo:font-style="normal" style:text-underline-style="none" fo:font-weight="normal" officeooo:rsid="008a4eec" officeooo:paragraph-rsid="00886b87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fo:font-size="15pt" fo:font-style="italic" style:text-underline-style="solid" style:text-underline-width="auto" style:text-underline-color="font-color" officeooo:rsid="005f719c" officeooo:paragraph-rsid="0016729f" style:font-size-asian="15pt" style:font-style-asian="italic" style:font-size-complex="15pt" style:font-style-complex="italic"/>
    </style:style>
    <style:style style:name="P38" style:family="paragraph" style:parent-style-name="Standard">
      <style:paragraph-properties fo:text-align="justify" style:justify-single-word="false"/>
      <style:text-properties fo:color="#000000" fo:font-size="14pt" fo:font-style="normal" style:text-underline-style="none" fo:font-weight="bold" officeooo:rsid="001a8186" officeooo:paragraph-rsid="001a8186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fo:color="#000000" fo:font-size="14pt" fo:font-style="normal" style:text-underline-style="none" fo:font-weight="bold" officeooo:rsid="001a8186" officeooo:paragraph-rsid="002ca8ac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000000" fo:font-size="10pt" fo:font-style="normal" style:text-underline-style="none" officeooo:rsid="008ea511" officeooo:paragraph-rsid="008ea511" fo:background-color="#dddddd" style:font-size-asian="10pt" style:font-style-asian="normal" style:font-size-complex="10pt" style:font-style-complex="normal"/>
    </style:style>
    <style:style style:name="P41" style:family="paragraph" style:parent-style-name="Standard">
      <style:paragraph-properties fo:text-align="justify" style:justify-single-word="false"/>
      <style:text-properties fo:color="#000000" fo:font-size="10pt" fo:font-style="normal" style:text-underline-style="none" officeooo:rsid="0093f05e" officeooo:paragraph-rsid="0093f05e" fo:background-color="#dddddd" style:font-size-asian="10pt" style:font-style-asian="normal" style:font-size-complex="10pt" style:font-style-complex="normal"/>
    </style:style>
    <style:style style:name="P42" style:family="paragraph" style:parent-style-name="Standard">
      <style:paragraph-properties fo:text-align="justify" style:justify-single-word="false"/>
      <style:text-properties fo:color="#000000" fo:font-size="10pt" fo:font-style="normal" style:text-underline-style="none" officeooo:rsid="0098d5f3" officeooo:paragraph-rsid="009cdfaf" fo:background-color="#dddddd" style:font-size-asian="10pt" style:font-style-asian="normal" style:font-size-complex="10pt" style:font-style-complex="normal"/>
    </style:style>
    <style:style style:name="P43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fo:color="#000000" fo:font-size="10pt" fo:font-style="normal" style:text-underline-style="none" fo:font-weight="normal" officeooo:rsid="00621b15" officeooo:paragraph-rsid="00621b15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fo:color="#000000" fo:font-size="10pt" fo:font-style="normal" style:text-underline-style="none" fo:font-weight="normal" officeooo:rsid="00628c12" officeooo:paragraph-rsid="00628c12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fo:color="#000000" fo:font-size="10pt" fo:font-style="normal" style:text-underline-style="none" fo:font-weight="normal" officeooo:rsid="006371f2" officeooo:paragraph-rsid="006371f2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fo:color="#000000" fo:font-size="10pt" fo:font-style="normal" style:text-underline-style="none" fo:font-weight="normal" officeooo:rsid="0064d5e6" officeooo:paragraph-rsid="0064d5e6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fo:color="#000000" fo:font-size="10pt" fo:font-style="normal" style:text-underline-style="none" fo:font-weight="normal" officeooo:rsid="00685ae5" officeooo:paragraph-rsid="00685ae5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fo:color="#000000" fo:font-size="10pt" fo:font-style="normal" style:text-underline-style="none" fo:font-weight="normal" officeooo:rsid="0069b619" officeooo:paragraph-rsid="0069b619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fo:color="#000000" fo:font-size="10pt" fo:font-style="normal" style:text-underline-style="none" fo:font-weight="normal" officeooo:rsid="0066c864" officeooo:paragraph-rsid="0066c864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fo:color="#000000" fo:font-size="10pt" fo:font-style="normal" style:text-underline-style="none" officeooo:rsid="0020b7ac" officeooo:paragraph-rsid="005dd02b" style:font-size-asian="10pt" style:font-style-asian="normal" style:font-size-complex="10pt" style:font-style-complex="normal"/>
    </style:style>
    <style:style style:name="P51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fo:color="#000000" fo:font-size="10pt" fo:font-style="normal" style:text-underline-style="none" officeooo:rsid="0023d0df" officeooo:paragraph-rsid="0023d0df" style:font-size-asian="10pt" style:font-style-asian="normal" style:font-size-complex="10pt" style:font-style-complex="normal"/>
    </style:style>
    <style:style style:name="P52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fo:color="#000000" fo:font-size="10pt" fo:font-style="normal" style:text-underline-style="none" officeooo:rsid="0029f7b0" officeooo:paragraph-rsid="005dd02b" style:font-size-asian="10pt" style:font-style-asian="normal" style:font-size-complex="10pt" style:font-style-complex="normal"/>
    </style:style>
    <style:style style:name="P53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fo:color="#000000" fo:font-size="10pt" fo:font-style="normal" style:text-underline-style="none" officeooo:rsid="00649c82" officeooo:paragraph-rsid="00649c82" style:font-size-asian="10pt" style:font-style-asian="normal" style:font-size-complex="10pt" style:font-style-complex="normal"/>
    </style:style>
    <style:style style:name="P54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fo:color="#000000" fo:font-size="10pt" fo:font-style="normal" style:text-underline-style="none" officeooo:rsid="0074b37f" officeooo:paragraph-rsid="0074b37f" style:font-size-asian="10pt" style:font-style-asian="normal" style:font-size-complex="10pt" style:font-style-complex="normal"/>
    </style:style>
    <style:style style:name="P55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fo:color="#000000" fo:font-size="10pt" fo:font-style="normal" style:text-underline-style="none" officeooo:rsid="007ea67b" officeooo:paragraph-rsid="008027b6" style:font-size-asian="10pt" style:font-style-asian="normal" style:font-size-complex="10pt" style:font-style-complex="normal"/>
    </style:style>
    <style:style style:name="P56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fo:color="#000000" fo:font-size="10pt" fo:font-style="normal" style:text-underline-style="none" officeooo:rsid="00a77fbd" officeooo:paragraph-rsid="00a77fbd" style:font-size-asian="10pt" style:font-style-asian="normal" style:font-size-complex="10pt" style:font-style-complex="normal"/>
    </style:style>
    <style:style style:name="P57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fo:color="#000000" fo:font-size="10pt" fo:font-style="normal" style:text-underline-style="none" officeooo:rsid="001a8186" officeooo:paragraph-rsid="001ff649" fo:background-color="transparent" style:font-size-asian="10pt" style:font-style-asian="normal" style:font-size-complex="10pt" style:font-style-complex="normal"/>
    </style:style>
    <style:style style:name="P58" style:family="paragraph" style:parent-style-name="Standard">
      <style:paragraph-properties fo:text-align="justify" style:justify-single-word="false"/>
      <style:text-properties fo:color="#7e0021" fo:font-size="20pt" fo:font-style="normal" style:text-underline-style="none" officeooo:rsid="0018b6ab" officeooo:paragraph-rsid="0018b6ab" style:font-size-asian="20pt" style:font-style-asian="normal" style:font-size-complex="20pt" style:font-style-complex="normal"/>
    </style:style>
    <style:style style:name="P59" style:family="paragraph" style:parent-style-name="Standard">
      <style:paragraph-properties fo:text-align="justify" style:justify-single-word="false"/>
      <style:text-properties fo:color="#7e0021" fo:font-size="20pt" fo:font-style="normal" style:text-underline-style="none" officeooo:rsid="0018b6ab" officeooo:paragraph-rsid="006ec3d7" style:font-size-asian="20pt" style:font-style-asian="normal" style:font-size-complex="20pt" style:font-style-complex="normal"/>
    </style:style>
    <style:style style:name="P60" style:family="paragraph" style:parent-style-name="Standard">
      <style:paragraph-properties fo:text-align="justify" style:justify-single-word="false"/>
      <style:text-properties fo:color="#7e0021" fo:font-size="20pt" fo:font-style="normal" style:text-underline-style="none" officeooo:rsid="0020b7ac" officeooo:paragraph-rsid="0020b7ac" style:font-size-asian="20pt" style:font-style-asian="normal" style:font-size-complex="20pt" style:font-style-complex="normal"/>
    </style:style>
    <style:style style:name="P61" style:family="paragraph" style:parent-style-name="Standard">
      <style:paragraph-properties fo:text-align="justify" style:justify-single-word="false"/>
      <style:text-properties fo:color="#7e0021" fo:font-size="12pt" fo:font-style="normal" style:text-underline-style="none" officeooo:rsid="001a46ef" officeooo:paragraph-rsid="001a46ef" style:font-size-asian="10.5pt" style:font-style-asian="normal" style:font-size-complex="12pt" style:font-style-complex="normal"/>
    </style:style>
    <style:style style:name="P62" style:family="paragraph" style:parent-style-name="Standard">
      <style:paragraph-properties fo:text-align="justify" style:justify-single-word="false"/>
      <style:text-properties fo:color="#ff3333" fo:font-size="12pt" fo:font-style="normal" style:text-underline-style="none" officeooo:rsid="001a46ef" officeooo:paragraph-rsid="001a8186" style:font-size-asian="10.5pt" style:font-style-asian="normal" style:font-size-complex="12pt" style:font-style-complex="normal"/>
    </style:style>
    <style:style style:name="P63" style:family="paragraph" style:parent-style-name="Standard">
      <style:paragraph-properties fo:text-align="center" style:justify-single-word="false"/>
      <style:text-properties fo:color="#dd4814" fo:font-size="20pt" officeooo:rsid="00154d78" officeooo:paragraph-rsid="00154d78" style:font-size-asian="20pt" style:font-size-complex="20pt"/>
    </style:style>
    <style:style style:name="T1" style:family="text">
      <style:text-properties officeooo:rsid="00154d78"/>
    </style:style>
    <style:style style:name="T2" style:family="text">
      <style:text-properties officeooo:rsid="00625928"/>
    </style:style>
    <style:style style:name="T3" style:family="text">
      <style:text-properties officeooo:rsid="00188bf2"/>
    </style:style>
    <style:style style:name="T4" style:family="text">
      <style:text-properties officeooo:rsid="001a8186"/>
    </style:style>
    <style:style style:name="T5" style:family="text">
      <style:text-properties officeooo:rsid="001b8593"/>
    </style:style>
    <style:style style:name="T6" style:family="text">
      <style:text-properties officeooo:rsid="001cae53"/>
    </style:style>
    <style:style style:name="T7" style:family="text">
      <style:text-properties officeooo:rsid="0020b7ac"/>
    </style:style>
    <style:style style:name="T8" style:family="text">
      <style:text-properties officeooo:rsid="00227c01"/>
    </style:style>
    <style:style style:name="T9" style:family="text">
      <style:text-properties officeooo:rsid="0028fa66"/>
    </style:style>
    <style:style style:name="T10" style:family="text">
      <style:text-properties officeooo:rsid="002a31c1"/>
    </style:style>
    <style:style style:name="T11" style:family="text">
      <style:text-properties officeooo:rsid="002ebaab"/>
    </style:style>
    <style:style style:name="T12" style:family="text">
      <style:text-properties officeooo:rsid="002f2f89"/>
    </style:style>
    <style:style style:name="T13" style:family="text">
      <style:text-properties officeooo:rsid="0030bfc2"/>
    </style:style>
    <style:style style:name="T14" style:family="text">
      <style:text-properties officeooo:rsid="0034301a"/>
    </style:style>
    <style:style style:name="T15" style:family="text">
      <style:text-properties officeooo:rsid="00387b52"/>
    </style:style>
    <style:style style:name="T16" style:family="text">
      <style:text-properties officeooo:rsid="003a853d"/>
    </style:style>
    <style:style style:name="T17" style:family="text">
      <style:text-properties officeooo:rsid="0045077b"/>
    </style:style>
    <style:style style:name="T18" style:family="text">
      <style:text-properties officeooo:rsid="0048e072"/>
    </style:style>
    <style:style style:name="T19" style:family="text">
      <style:text-properties officeooo:rsid="005084ce"/>
    </style:style>
    <style:style style:name="T20" style:family="text">
      <style:text-properties officeooo:rsid="00539f60"/>
    </style:style>
    <style:style style:name="T21" style:family="text">
      <style:text-properties officeooo:rsid="0059f528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5bea3f" style:font-weight-asian="normal" style:font-weight-complex="normal"/>
    </style:style>
    <style:style style:name="T24" style:family="text">
      <style:text-properties fo:font-weight="normal" officeooo:rsid="007d74c0" style:font-weight-asian="normal" style:font-weight-complex="normal"/>
    </style:style>
    <style:style style:name="T25" style:family="text">
      <style:text-properties fo:font-weight="normal" officeooo:rsid="008027b6" style:font-weight-asian="normal" style:font-weight-complex="normal"/>
    </style:style>
    <style:style style:name="T26" style:family="text">
      <style:text-properties fo:font-weight="normal" officeooo:rsid="0069b619" style:font-weight-asian="normal" style:font-weight-complex="normal"/>
    </style:style>
    <style:style style:name="T27" style:family="text">
      <style:text-properties fo:font-weight="normal" officeooo:rsid="008d719b" style:font-weight-asian="normal" style:font-weight-complex="normal"/>
    </style:style>
    <style:style style:name="T28" style:family="text">
      <style:text-properties fo:font-weight="normal" officeooo:rsid="00a1efdd" style:font-weight-asian="normal" style:font-weight-complex="normal"/>
    </style:style>
    <style:style style:name="T29" style:family="text">
      <style:text-properties officeooo:rsid="005f99f7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officeooo:rsid="006ba226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6ba226" style:font-weight-asian="bold" style:font-weight-complex="bold"/>
    </style:style>
    <style:style style:name="T34" style:family="text">
      <style:text-properties officeooo:rsid="0070ae68"/>
    </style:style>
    <style:style style:name="T35" style:family="text">
      <style:text-properties officeooo:rsid="007460da"/>
    </style:style>
    <style:style style:name="T36" style:family="text">
      <style:text-properties officeooo:rsid="0078cced"/>
    </style:style>
    <style:style style:name="T37" style:family="text">
      <style:text-properties officeooo:rsid="0079b1e5"/>
    </style:style>
    <style:style style:name="T38" style:family="text">
      <style:text-properties officeooo:rsid="0079c8cd"/>
    </style:style>
    <style:style style:name="T39" style:family="text">
      <style:text-properties officeooo:rsid="007aee1c"/>
    </style:style>
    <style:style style:name="T40" style:family="text">
      <style:text-properties officeooo:rsid="007bfe13"/>
    </style:style>
    <style:style style:name="T41" style:family="text">
      <style:text-properties officeooo:rsid="007d74c0"/>
    </style:style>
    <style:style style:name="T42" style:family="text">
      <style:text-properties officeooo:rsid="007ea67b"/>
    </style:style>
    <style:style style:name="T43" style:family="text">
      <style:text-properties officeooo:rsid="008d719b"/>
    </style:style>
    <style:style style:name="T44" style:family="text">
      <style:text-properties officeooo:rsid="0094d4b3"/>
    </style:style>
    <style:style style:name="T45" style:family="text">
      <style:text-properties officeooo:rsid="009a4cde"/>
    </style:style>
    <style:style style:name="T46" style:family="text">
      <style:text-properties officeooo:rsid="00a925e1"/>
    </style:style>
    <style:style style:name="T47" style:family="text">
      <style:text-properties officeooo:rsid="00aa7b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Preparation of a Protein and a Ligand for SEED</text:p>
      <text:p text:style-name="P1">“<text:span text:style-name="T2">Cook book recipe”</text:span></text:p>
      <text:p text:style-name="P2"><text:span text:style-name="T1">Apr.</text:span> 2<text:span text:style-name="T1">4</text:span>, 201<text:span text:style-name="T1">7</text:span>, Jean-Rémy Marchand</text:p>
      <text:p text:style-name="P2"/>
      <text:p text:style-name="P37">Preliminary words</text:p>
      <text:p text:style-name="P37"/>
      <text:p text:style-name="P3">This is a beginner's guide that aim at preparing inputs for SEED, the way I usually do it. Obviously, this is not the only way to do it, and you probably can find a better way yourself. For instance, instead of using CHARMM on your own, you could prefer to use the convenient CHARMM-GUI webserver.</text:p>
      <text:p text:style-name="P3"/>
      <text:p text:style-name="P20">What you need installed and working on your computer: <text:span text:style-name="T32">obabel </text:span><text:span text:style-name="T27">(open source </text:span><text:a xlink:type="simple" xlink:href="https://openbabel.org/docs/dev/Command-line_tools/babel.html" text:style-name="Internet_20_link" text:visited-style-name="Visited_20_Internet_20_Link"><text:span text:style-name="T28">https://openbabel.org/docs/dev/Command-line_tools/babel.html</text:span></text:a><text:span text:style-name="T28"> </text:span><text:span text:style-name="T27">)</text:span>, the <text:span text:style-name="T32">RDKit</text:span> in python (&gt; 2016, <text:span text:style-name="T43">open source </text:span><text:a xlink:type="simple" xlink:href="http://www.rdkit.org/docs/GettingStartedInPython.html" text:style-name="Internet_20_link" text:visited-style-name="Visited_20_Internet_20_Link"><text:span text:style-name="T43">http://www.rdkit.org/docs/GettingStartedInPython.html</text:span></text:a><text:span text:style-name="T43"> </text:span>), <text:span text:style-name="T33">cgenff</text:span><text:span text:style-name="T31"> binary (free for non-profit </text:span><text:a xlink:type="simple" xlink:href="http://mackerell.umaryland.edu/~kenno/cgenff/program.php" text:style-name="Internet_20_link" text:visited-style-name="Visited_20_Internet_20_Link"><text:span text:style-name="T31">http://mackerell.umaryland.edu/~kenno/cgenff/program.php</text:span></text:a><text:span text:style-name="T31">), </text:span><text:span text:style-name="T33">charmm </text:span><text:span text:style-name="T27">(free version </text:span><text:a xlink:type="simple" xlink:href="http://charmm.chemistry.harvard.edu/charmm_lite.php" text:style-name="Internet_20_link" text:visited-style-name="Visited_20_Internet_20_Link"><text:span text:style-name="T27">http://charmm.chemistry.harvard.edu/charmm_lite.php</text:span></text:a><text:span text:style-name="T27"> )</text:span><text:span text:style-name="T31">, the </text:span><text:span text:style-name="T33">psfgen</text:span><text:span text:style-name="T31"> binary (free, included in VMD </text:span><text:a xlink:type="simple" xlink:href="http://www.ks.uiuc.edu/Research/vmd/plugins/psfgen/" text:style-name="Internet_20_link" text:visited-style-name="Visited_20_Internet_20_Link"><text:span text:style-name="T31">http://www.ks.uiuc.edu/Research/vmd/plugins/psfgen/</text:span></text:a><text:span text:style-name="T31">) and UCSF Chimera ( </text:span><text:a xlink:type="simple" xlink:href="https://www.cgl.ucsf.edu/chimera/download.html" text:style-name="Internet_20_link" text:visited-style-name="Visited_20_Internet_20_Link"><text:span text:style-name="T31">https://www.cgl.ucsf.edu/chimera/download.html</text:span></text:a><text:span text:style-name="T31"> ).</text:span></text:p>
      <text:p text:style-name="P3"/>
      <text:p text:style-name="P58">Chapter I: Ligand</text:p>
      <text:p text:style-name="P61"/>
      <text:p text:style-name="P38">Case study 1 - Ligand from a PDB file: for redocking experiments.</text:p>
      <text:p text:style-name="P6"/>
      <text:p text:style-name="P6">Let us assume you want to redock a ligand from a PDB file. <text:span text:style-name="T5">You know the protonation state, you know the conformation and you don't want to change them.</text:span></text:p>
      <text:p text:style-name="P6"/>
      <text:p text:style-name="P15">- Extract the ligand from the PDB file.</text:p>
      <text:p text:style-name="P7">- <text:span text:style-name="T4">Convert it to mol2:</text:span></text:p>
      <text:p text:style-name="P57">obabel -ipdb lig.pdb -p 7.4 -omol2 &gt; lig.mol2</text:p>
      <text:p text:style-name="P62">/!!<text:span text:style-name="T6">\ check the protonation state! Verify it's the molecule you want! The automatic detection of bonds in a PDB file is usually terrible! /!!\</text:span></text:p>
      <text:p text:style-name="P6">- <text:span text:style-name="T7">Clean the mol2 file (script in the folder python_scripts)</text:span></text:p>
      <text:p text:style-name="P50">python <text:span text:style-name="T23">${PYTHONSCRIPTS}/</text:span>mol2_cleaner.py lig.mol2</text:p>
      <text:p text:style-name="P9">- <text:span text:style-name="T8">Generate the CGenFF parameters for this ligand</text:span></text:p>
      <text:p text:style-name="P51">cgenff lig.mol2 &gt; lig.str</text:p>
      <text:p text:style-name="P10">- <text:span text:style-name="T9">Combine lig.mol2 with the charges and atom types from the CGenFF stream file</text:span></text:p>
      <text:p text:style-name="P52">python <text:span text:style-name="T23">${PYTHONSCRIPTS}/</text:span>mol2ori_to_mol2seed4_cgenff4_singlefiles.py <text:span text:style-name="T10">lig.mol2 lig.str out.mol2</text:span></text:p>
      <text:p text:style-name="P11"/>
      <text:p text:style-name="P12">The ligand should be ready for SEED!</text:p>
      <text:p text:style-name="P12"/>
      <text:p text:style-name="P39">Case study 2 - Ligand from a chemical library: for prospective docking experiments.</text:p>
      <text:p text:style-name="P22"/>
      <text:p text:style-name="P23">Let us assume you want to dock ligands without defined conformation/protonation states. <text:span text:style-name="T11">This is an indicative protocol. I recommend using the Chemaxon software suite for checking protonation states and the RDKit for conformer generation.</text:span></text:p>
      <text:p text:style-name="P23"/>
      <text:p text:style-name="P23">- <text:span text:style-name="T12">Check protonation states (Chemaxon)</text:span></text:p>
      <text:p text:style-name="P43">cxcalc dominanttautomerdistribution -H 7.2 -f sdf -t "tauto_occupancy" all.smiles &gt; tautodistrib.sdf</text:p>
      <text:p text:style-name="P24">Note that we <text:span text:style-name="T13">create a field “tauto_occupancy” corresponding to the estimated occupancy of each tautomer according to chemaxon. It can take as input any chemical file format (sdf, smiles...)</text:span></text:p>
      <text:p text:style-name="P24"><text:soft-page-break/>- <text:span text:style-name="T13">Extract dominant tautomers (&gt; 25%, for example)</text:span></text:p>
      <text:p text:style-name="P43">python ${PYTHONSCRIPTS}/sdf_select_bytag.py tautodistrib.sdf maintauto.sdf</text:p>
      <text:p text:style-name="P25">- <text:span text:style-name="T16">Split the file</text:span></text:p>
      <text:p text:style-name="P34"><text:span text:style-name="T30">[[ !</text:span> <text:span text:style-name="T30">-d sdf_split ]] &amp;&amp; mkdir sdf_split</text:span></text:p>
      <text:p text:style-name="P43">python ${PYTHONSCRIPTS}/sdf_split.py maintauto.sdf sdf_split/</text:p>
      <text:p text:style-name="P25">- <text:span text:style-name="T14">Generate conformers (RDKit, loop over split files)</text:span></text:p>
      <text:p text:style-name="P44">cd sdf_split</text:p>
      <text:p text:style-name="P44">[[ ! -d conformers ]] &amp;&amp; mkdir conformers</text:p>
      <text:p text:style-name="P44">for i in *sdf ; do a=`echo $i | sed 's/.sdf//g'`; python ${PYTHONSCRIPTS}/sdf_conformergen.py $i 20 1.0 conformers/${a}_conformers ;done</text:p>
      <text:p text:style-name="P26">This generates 20 runs of conformer generation per tautomer and keeps only the conformers that have at least 1A RMSD from the previously generated conformers. <text:span text:style-name="T15">It uses the ETKDG function (</text:span><text:a xlink:type="simple" xlink:href="http://pubs.acs.org/doi/full/10.1021/acs.jcim.6b00613" text:style-name="Internet_20_link" text:visited-style-name="Visited_20_Internet_20_Link"><text:span text:style-name="T15">http://pubs.acs.org/doi/full/10.1021/acs.jcim.6b00613</text:span></text:a><text:span text:style-name="T15">) that performs quite well, followed by a bried UFF optimization in vacuo.</text:span></text:p>
      <text:p text:style-name="P27">Unfortunately, the RMSD calculation used in the RDKit EmbedMultipleConfs doesn't cluster considering symmetry axis. Thus, I recommend to cluster again the molecules.</text:p>
      <text:p text:style-name="P28">- Second clustering of the conformers <text:span text:style-name="T17">(loop over file_conformers)</text:span></text:p>
      <text:p text:style-name="P45">cd conformers</text:p>
      <text:p text:style-name="P45">[[ ! -d ../../sdf_separatedtauto_conformerclustered ]] &amp;&amp; mkdir ../../sdf_separatedtauto_conformerclustered</text:p>
      <text:p text:style-name="P45">for i in *sdf; do a=`echo $i | sed 's/.sdf//g'`; python ${PYTHONSCRIPTS}/clustering_discardredundantconformers_tfd.py ${i} ../../sdf_separatedtauto_conformerclustered/ ; done</text:p>
      <text:p text:style-name="P29">- <text:span text:style-name="T18">Convert to mol2 for CgenFF</text:span></text:p>
      <text:p text:style-name="P53">cd ../../sdf_separatedtauto_conformerclustered/</text:p>
      <text:p text:style-name="P53">[[ ! -d ../mol2split ]] &amp;&amp; mkdir ../mol2split</text:p>
      <text:p text:style-name="P53">for i in *.sdf ; do a=`echo ${i} | sed 's/.sdf//g'` ; obabel -isdf ${i} -omol2 &gt; ../mol2split/${a}.mol2 ; done</text:p>
      <text:p text:style-name="P8">- <text:span text:style-name="T7">Clean the mol2 files</text:span></text:p>
      <text:p text:style-name="P46">cd ../mol2split ; for i in *mol2; do python ${PYTHONSCRIPTS}/mol2_cleaner.py ${i} ; done</text:p>
      <text:p text:style-name="P30">- <text:span text:style-name="T19">Generate the forcefield stream files</text:span></text:p>
      <text:p text:style-name="P49">[[ ! -d ./param ]] &amp;&amp; mkdir param</text:p>
      <text:p text:style-name="P49">for i in *.mol2 ; do a=`echo ${i} | sed 's/.mol2//g'` ; cgenff ${i} &gt; param/${a}.str ; done</text:p>
      <text:p text:style-name="P31">- <text:span text:style-name="T20">Check those for which it worked and put them in a clean folder</text:span></text:p>
      <text:p text:style-name="P47">cd param</text:p>
      <text:p text:style-name="P47">[[ ! -d ./clean ]] &amp;&amp; mkdir clean</text:p>
      <text:p text:style-name="P47">for i in *.str ; do [[ `egrep "RESI" ${i}` ]] &amp;&amp; sed -r 's/RESI ......../RESI LIG <text:s text:c="4"/>/g' ${i} &gt; clean/${i} ; done</text:p>
      <text:p text:style-name="P47">cd clean</text:p>
      <text:p text:style-name="P47">ls | sed 's/.str//g' &gt; ../../../parametrized.list</text:p>
      <text:p text:style-name="P47">cd ../../../</text:p>
      <text:p text:style-name="P32">- <text:span text:style-name="T21">Combine the mol2 files with the charge and atom types from CGenFF in the stream files</text:span></text:p>
      <text:p text:style-name="P48">mkdir mol2seed ; for i in `cat parametrized.list` ; do python ${PYTHONSCRIPTS}/mol2ori_to_mol2seed4_cgenff4_singlefiles.py mol2_final/${i}.mol2 parameters/${i}.str mol2seed/${i}_seed.mol2 ; done</text:p>
      <text:p text:style-name="P33">- <text:span text:style-name="T29">Concatenate the mol2 files in how many files you want for SEED runs and clean up some folders =).</text:span></text:p>
      <text:p text:style-name="P60"/>
      <text:p text:style-name="P59">Chapter II: Protein</text:p>
      <text:p text:style-name="P4"/>
      <text:p text:style-name="P4">I assume here that your starting point is a protein from the PDB. <text:span text:style-name="T34">And I also assume that you have a ligand inside the protein binding pocket and some structural water molecules you want to keep.</text:span> <text:span text:style-name="T3">Select the chains that interest you and save them in 3 files: (1) protein.pdb, (2) waters.pdb [containing explicit waters you want to keep], (3) ligand.pdb [containing a ligand, in order to minimize the protein in presence of the ligand].</text:span></text:p>
      <text:p text:style-name="P4"/>
      <text:p text:style-name="P4">- <text:span text:style-name="T35">Prepare the ligand mol2 and stream file as in Chapter I, case study I. But also reconvert the mol2 used for generating the stream file as a PDB (so that the residue name, indice, atom names... are </text:span><text:soft-page-break/><text:span text:style-name="T35">identical in the PDB and STR you will give to CHARMM)</text:span></text:p>
      <text:p text:style-name="P54">obabel -imol2 lig.mol2 -opdb &gt; lig.pdb</text:p>
      <text:p text:style-name="P13"/>
      <text:p text:style-name="P13">- <text:span text:style-name="T36">Prepare a CHARMM-proof protein PDB file: Extract the protein chain of interest and run psfgen on it.</text:span></text:p>
      <text:p text:style-name="P14">psfgen (binary) and psf_protein.gen (input for psf_gen, I/O to be adapted) are attached in the archive.</text:p>
      <text:p text:style-name="P14">/!<text:span text:style-name="T39">\ To avoid problems in CHARMM, renumber residues from 1. (python script PDB_cleaner_protein.py)</text:span></text:p>
      <text:p text:style-name="P14"/>
      <text:p text:style-name="P14">- <text:span text:style-name="T37">Prepare a CHARMM-protein explicit water molecules PDB file: do the same with psf_waters.gen</text:span></text:p>
      <text:p text:style-name="P14">/!<text:span text:style-name="T38">\ To avoid problem, renumber residues from 1 (python script for the protein, don't forget also the waters).</text:span></text:p>
      <text:p text:style-name="P42">python <text:span text:style-name="T47">${PYTHONSCRIPTS}/</text:span>PDB_cleaner_protein.py <text:span text:style-name="T45">prot.pdb out.pdb</text:span></text:p>
      <text:p text:style-name="P41">psfgen psf_protein.gen <text:span text:style-name="T44">&gt; log_protein</text:span></text:p>
      <text:p text:style-name="P41">psfgen psf_waters.gen <text:span text:style-name="T44">&gt; log_waters</text:span></text:p>
      <text:p text:style-name="P13"/>
      <text:p text:style-name="P5">- <text:span text:style-name="T40">Run the CHARMM minimization (see file H_min.inp)</text:span></text:p>
      <text:p text:style-name="P18">Watch out to replace all the I/O properly in the file.</text:p>
      <text:p text:style-name="P17">Pay attention to change the number of water molecules to the correct number.</text:p>
      <text:p text:style-name="P40">charmm &lt; H_min.inp &gt; log</text:p>
      <text:p text:style-name="P17"/>
      <text:p text:style-name="P4">- <text:span text:style-name="T41">Extract the protein and water chains from the “receptor_min.pdb” file and convert it to a mol2 file with UCSF Chimera. This is important. Up to my knowledge, UCSF Chimera is one of the only free tool that can handle “perfectly” a mol2 file of a protein (obabel or witnotp create some weird artifacts).</text:span></text:p>
      <text:p text:style-name="P56">chimera prot_water.pdb </text:p>
      <text:p text:style-name="P56">In the GUI =&gt; File =&gt; Save Mol2 =&gt; “Use untransformed coordinates” checked <text:span text:style-name="T46">and nothing else</text:span>, enter file name and save.</text:p>
      <text:p text:style-name="P16"/>
      <text:p text:style-name="P19">Check that you have what you expected and wanted!</text:p>
      <text:p text:style-name="P19"/>
      <text:p text:style-name="P16">- <text:span text:style-name="T42">Run the script to change the atom charges and atom types to CHARMM's top_all36_prot.rtf file.</text:span></text:p>
      <text:p text:style-name="P55">python <text:span text:style-name="T26">${PYTHONSCRIPTS}/</text:span><text:span text:style-name="T25">mol2tripos_to_seed_protein.py </text:span><text:span text:style-name="T24">prot_water.mol2 </text:span><text:span text:style-name="T25">${CHARMMFILES}/top</text:span><text:span text:style-name="T22">_all36_prot.rtf </text:span><text:span text:style-name="T25">out_forseed.mol2</text:span></text:p>
      <text:p text:style-name="P21"><text:span text:style-name="T25">P</text:span><text:span text:style-name="T22">ay attention, this script retrieves atom types and charges ONLY if the atom names in the mol2 file are consistent with the CHARMM topology file.</text:span></text:p>
      <text:p text:style-name="P35">Moreover, I added TIP3 waters, but I didn't implement a recognition of terminii. According to your terminii (charged, capped...), you have to MODIFY BY HAND the few atom types and atom charges corresponding to your terminii.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4:31:19.059518141</meta:creation-date>
    <dc:date>2018-10-18T11:49:50.000916803</dc:date>
    <meta:editing-duration>PT8H45M41S</meta:editing-duration>
    <meta:editing-cycles>142</meta:editing-cycles>
    <meta:generator>LibreOffice/6.0.3.2$Linux_X86_64 LibreOffice_project/00m0$Build-2</meta:generator>
    <meta:document-statistic meta:table-count="0" meta:image-count="0" meta:object-count="0" meta:page-count="3" meta:paragraph-count="83" meta:word-count="1145" meta:character-count="7639" meta:non-whitespace-character-count="6572"/>
  </office:meta>
</office:document-meta>
</file>